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-Italic" svg:font-family="Times-Italic" style:font-family-generic="roman"/>
    <style:font-face style:name="Times-Roman" svg:font-family="Times-Roman" style:font-family-generic="roman"/>
    <style:font-face style:name="T3Font_5" svg:font-family="T3Font_5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style:font-name="Arial" fo:font-size="10pt" fo:font-style="normal" style:font-name-asian="Times-Roman" style:font-size-asian="10pt" style:font-style-asian="normal" style:font-name-complex="Times-Roman" style:font-size-complex="10pt" style:font-style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Arial" fo:font-size="10pt" fo:font-style="italic" style:font-name-asian="Times-Roman" style:font-size-asian="10pt" style:font-style-asian="italic" style:font-name-complex="Times-Roman" style:font-size-complex="10pt" style:font-style-complex="italic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10pt" fo:font-style="italic" style:font-name-asian="Times-Roman" style:font-size-asian="10pt" style:font-style-asian="italic" style:font-name-complex="Times-Roman" style:font-size-complex="10pt" style:font-style-complex="italic"/>
    </style:style>
    <style:style style:name="P4" style:family="paragraph" style:parent-style-name="Standard">
      <style:text-properties style:font-name="Arial" fo:font-size="10pt" fo:font-style="italic" style:font-size-asian="10pt" style:font-style-asian="italic" style:font-size-complex="10pt" style:font-style-complex="italic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" fo:font-size="10pt" style:font-name-asian="Times-Roman" style:font-size-asian="10pt" style:font-name-complex="Times-Roman" style:font-size-complex="10pt"/>
    </style:style>
    <style:style style:name="P7" style:family="paragraph">
      <style:paragraph-properties fo:margin-left="0in" fo:margin-right="0in" fo:margin-top="0in" fo:margin-bottom="0in" fo:line-height="100%" fo:text-align="start" text:enable-numbering="false" fo:text-indent="0in"/>
    </style:style>
    <style:style style:name="P8" style:family="paragraph">
      <style:paragraph-properties fo:margin-left="0in" fo:margin-right="0in" fo:margin-top="0in" fo:margin-bottom="0in" fo:line-height="100%" fo:text-align="start" text:enable-numbering="false" fo:text-inden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9" style:family="paragraph">
      <style:paragraph-properties fo:margin-left="0in" fo:margin-right="0in" fo:margin-top="0in" fo:margin-bottom="0in" fo:line-height="100%" fo:text-align="center" text:enable-numbering="false" fo:text-indent="0in"/>
    </style:style>
    <style:style style:name="P10" style:family="paragraph">
      <style:paragraph-properties fo:margin-left="0in" fo:margin-right="0in" fo:margin-top="0in" fo:margin-bottom="0in" fo:line-height="100%" text:enable-numbering="false" fo:text-inden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11" style:family="paragraph">
      <style:paragraph-properties fo:margin-left="0in" fo:margin-right="0in" fo:margin-top="0in" fo:margin-bottom="0in" fo:line-height="100%" fo:text-align="center" text:enable-numbering="false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12" style:family="paragraph" style:parent-style-name="Standard">
      <style:text-properties style:font-name="Arial" fo:font-size="10pt" fo:font-style="normal" style:font-size-asian="10pt" style:font-style-asian="normal" style:font-size-complex="10pt" style:font-style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Arial" fo:font-size="10pt" style:font-size-asian="10pt" style:font-size-complex="10pt"/>
    </style:style>
    <style:style style:name="P14" style:family="paragraph" style:parent-style-name="Standard">
      <style:text-properties style:font-name="Arial" fo:font-size="10pt" fo:font-style="italic" style:font-name-asian="Times-Roman" style:font-size-asian="10pt" style:font-style-asian="italic" style:font-name-complex="Times-Roman" style:font-size-complex="10pt" style:font-style-complex="italic"/>
    </style:style>
    <style:style style:name="P15" style:family="paragraph" style:parent-style-name="Standard">
      <style:text-properties style:font-name="Arial" fo:font-size="10pt" style:font-name-asian="Times-Roman" style:font-size-asian="10pt" style:font-name-complex="Times-Roman" style:font-size-complex="10pt"/>
    </style:style>
    <style:style style:name="T1" style:family="text">
      <style:text-properties style:font-name-asian="Times-Italic" style:font-name-complex="Times-Italic"/>
    </style:style>
    <style:style style:name="T2" style:family="tex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T3" style:family="text">
      <style:text-properties fo:font-style="italic" style:font-name-asian="Times-Roman" style:font-style-asian="italic" style:font-name-complex="Times-Roman" style:font-style-complex="italic"/>
    </style:style>
    <style:style style:name="T4" style:family="text">
      <style:text-properties fo:font-style="italic" style:font-name-asian="Times-Italic" style:font-style-asian="italic" style:font-name-complex="Times-Italic" style:font-style-complex="italic"/>
    </style:style>
    <style:style style:name="T5" style:family="text">
      <style:text-properties fo:font-style="italic" style:font-name-asian="T3Font_5" style:font-style-asian="italic" style:font-name-complex="T3Font_5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Formula">
      <style:graphic-properties style:vertical-pos="middle" style:vertical-rel="text" style:horizontal-pos="from-left" style:horizontal-rel="paragraph-content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left" draw:textarea-vertical-align="top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fo:min-height="0.2126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remy Calvert</text:p>
      <text:p text:style-name="P1">Assignment 1A</text:p>
      <text:p text:style-name="P1">CSEP 546</text:p>
      <text:p text:style-name="P1">07SP</text:p>
      <text:p text:style-name="P2"/>
      <text:p text:style-name="P3"/>
      <text:p text:style-name="P3">1. (Han &amp; Kamber 3.4) Suppose that a data warehouse for <text:span text:style-name="T1">Big University </text:span>consists of the following four dimensions: <text:span text:style-name="T1">student, course, semester, </text:span>and <text:span text:style-name="T1">instructor</text:span>, and two measures <text:span text:style-name="T1">count </text:span>and <text:span text:style-name="T1">avg-grade</text:span>. When at the lowest conceptual level (e.g., for a given student, course, semester, and instructor combination), the <text:span text:style-name="T1">avg-grade </text:span>measure stores the actual course grade of the student. <text:s/>At higher conceptual levels, <text:span text:style-name="T1">avg-grade </text:span>stores the average grade for the given combination.</text:p>
      <text:p text:style-name="P3"/>
      <text:p text:style-name="P3">(a) Draw a snowflake schema diagram for the data warehouse.</text:p>
      <text:p text:style-name="P4"/>
      <text:p text:style-name="P5">Really, this schema calls for a fact constellation schema, where, for example, the department dimension table is linked to by the course, student (via major), and instructor. <text:s/>But the question asks for a snowflake schema, so of the many possible examples of such, here's one:</text:p>
      <text:p text:style-name="P6"><draw:g text:anchor-type="paragraph" draw:z-index="0" draw:style-name="gr1"><draw:custom-shape draw:style-name="gr2" draw:text-style-name="P8" svg:width="1.0307in" svg:height="1.0496in" svg:x="1.6272in" svg:y="1.2453in"><text:p text:style-name="P7"><text:span text:style-name="T2">student_id</text:span></text:p><text:p text:style-name="P7"><text:span text:style-name="T2">course_id</text:span></text:p><text:p text:style-name="P7"><text:span text:style-name="T2">semester_id</text:span></text:p><text:p text:style-name="P7"><text:span text:style-name="T2">instructor_id</text:span></text:p><text:p text:style-name="P7"><text:span text:style-name="T2">gra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0" svg:width="0.8543in" svg:height="0.4122in" svg:x="1.6827in" svg:y="0.8898in"><draw:text-box><text:p text:style-name="P9"><text:span text:style-name="T2">grade fact table</text:span></text:p></draw:text-box></draw:frame><draw:custom-shape draw:style-name="gr2" draw:text-style-name="P8" svg:width="1.0315in" svg:height="1.0496in" svg:x="3.0228in" svg:y="0.426in"><text:p text:style-name="P7"><text:span text:style-name="T2">student_id</text:span></text:p><text:p text:style-name="P7"><text:span text:style-name="T2">student_num</text:span></text:p><text:p text:style-name="P7"><text:span text:style-name="T2">first_name</text:span></text:p><text:p text:style-name="P7"><text:span text:style-name="T2">last_name</text:span></text:p><text:p text:style-name="P7"><text:span text:style-name="T2">major_i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0" svg:width="1.2177in" svg:height="0.4122in" svg:x="2.9098in" svg:y="0.0461in"><draw:text-box><text:p text:style-name="P9"><text:span text:style-name="T2">student dimension table</text:span></text:p></draw:text-box></draw:frame><draw:custom-shape draw:style-name="gr2" draw:text-style-name="P8" svg:width="1.0307in" svg:height="0.7185in" svg:x="4.3811in" svg:y="0.3807in"><text:p text:style-name="P7"><text:span text:style-name="T2">major_id</text:span></text:p><text:p text:style-name="P7"><text:span text:style-name="T2">major_title</text:span></text:p><text:p text:style-name="P7"><text:span text:style-name="T2">departme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0" svg:width="1.2169in" svg:height="0.4122in" svg:x="4.2681in" svg:y="0.0008in"><draw:text-box><text:p text:style-name="P9"><text:span text:style-name="T2">major dimension table</text:span></text:p></draw:text-box></draw:frame><draw:custom-shape draw:style-name="gr2" draw:text-style-name="P8" svg:width="1.0307in" svg:height="0.6961in" svg:x="3.0909in" svg:y="2.0445in"><text:p text:style-name="P7"><text:span text:style-name="T2">course_id</text:span></text:p><text:p text:style-name="P7"><text:span text:style-name="T2">course_num</text:span></text:p><text:p text:style-name="P7"><text:span text:style-name="T2">departme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0" svg:width="1.2177in" svg:height="0.4122in" svg:x="2.978in" svg:y="1.6646in"><draw:text-box><text:p text:style-name="P9"><text:span text:style-name="T2">course dimension table</text:span></text:p></draw:text-box></draw:frame><draw:custom-shape draw:style-name="gr2" draw:text-style-name="P8" svg:width="1.0307in" svg:height="0.6724in" svg:x="0.1134in" svg:y="0.4146in"><text:p text:style-name="P7"><text:span text:style-name="T2">semester_id</text:span></text:p><text:p text:style-name="P7"><text:span text:style-name="T2">season</text:span></text:p><text:p text:style-name="P7"><text:span text:style-name="T2">ye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0" svg:width="1.2177in" svg:height="0.4122in" svg:x="0in" svg:y="0.0346in"><draw:text-box><text:p text:style-name="P9"><text:span text:style-name="T2">semester dimension table</text:span></text:p></draw:text-box></draw:frame><draw:custom-shape draw:style-name="gr2" draw:text-style-name="P8" svg:width="1.1157in" svg:height="1.0496in" svg:x="0.2602in" svg:y="2.0453in"><text:p text:style-name="P7"><text:span text:style-name="T2">instructor_id</text:span></text:p><text:p text:style-name="P7"><text:span text:style-name="T2">instructor_num</text:span></text:p><text:p text:style-name="P7"><text:span text:style-name="T2">first_name</text:span></text:p><text:p text:style-name="P7"><text:span text:style-name="T2">last_name</text:span></text:p><text:p text:style-name="P7"><text:span text:style-name="T2">departme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0" svg:width="1.2177in" svg:height="0.4122in" svg:x="0.1472in" svg:y="1.6654in"><draw:text-box><text:p text:style-name="P9"><text:span text:style-name="T2">instructor dimension table</text:span></text:p></draw:text-box></draw:frame><draw:line draw:style-name="gr4" draw:text-style-name="P11" svg:x1="1.1429in" svg:y1="0.5673in" svg:x2="1.6276in" svg:y2="1.7429in"><text:p/></draw:line><draw:line draw:style-name="gr4" draw:text-style-name="P11" svg:x1="1.6276in" svg:y1="1.9028in" svg:x2="1.3693in" svg:y2="2.1819in"><text:p/></draw:line><draw:line draw:style-name="gr4" draw:text-style-name="P11" svg:x1="2.6583in" svg:y1="1.4343in" svg:x2="3.0248in" svg:y2="0.6091in"><text:p/></draw:line><draw:line draw:style-name="gr4" draw:text-style-name="P11" svg:x1="4.0563in" svg:y1="1.2327in" svg:x2="4.3815in" svg:y2="0.5209in"><text:p/></draw:line><draw:line draw:style-name="gr4" draw:text-style-name="P11" svg:x1="2.6583in" svg:y1="1.5835in" svg:x2="3.0921in" svg:y2="2.2126in"><text:p/></draw:line></draw:g></text:p>
      <text:p text:style-name="P6"/>
      <text:p text:style-name="P3">(b) Starting with the base cuboid [<text:span text:style-name="T1">student, course, semester, instructor</text:span>], what specific OLAP operations (e.g., roll-up from <text:span text:style-name="T1">semester </text:span>to <text:span text:style-name="T1">year</text:span>) should one perform in order to list the average grade of CS courses for each student.</text:p>
      <text:p text:style-name="P4"/>
      <text:p text:style-name="P12">Roll up instructor_ and semester_ dimensions to 'all'. <text:s/>Roll up course_dimension to department and take slice for “department = CS”.</text:p>
      <text:p text:style-name="P12"/>
      <text:p text:style-name="P13"><text:span text:style-name="T3">(c) If each dimension has five levels (including </text:span><text:span text:style-name="T4">all</text:span><text:span text:style-name="T3">), such as “</text:span><text:span text:style-name="T4">student </text:span><text:span text:style-name="T5">&lt; </text:span><text:span text:style-name="T4">major </text:span><text:span text:style-name="T5">&lt; </text:span><text:span text:style-name="T4">status </text:span><text:span text:style-name="T5">&lt; </text:span><text:span text:style-name="T4">university </text:span><text:span text:style-name="T5">&lt; </text:span><text:span text:style-name="T4">all</text:span><text:span text:style-name="T3">”, how many cuboids will this cube contain (including the base and apex cuboids)?<text:line-break/><text:line-break/></text:span>Using the observation in section 2.4 of the text that the number of possible cuboids is the product<draw:frame draw:style-name="fr1" draw:name="Object1" text:anchor-type="as-char" svg:width="0.7717in" svg:height="0.2083in" draw:z-index="2"><draw:object xlink:href="./Object 1" xlink:type="simple" xlink:show="embed" xlink:actuate="onLoad"/><draw:image xlink:href="./ObjectReplacements/Object 1" xlink:type="simple" xlink:show="embed" xlink:actuate="onLoad"/></draw:frame>, where <text:span text:style-name="T6"><draw:frame draw:style-name="fr1" draw:name="Object2" text:anchor-type="as-char" svg:width="0.2146in" svg:height="0.2083in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6">denotes the number of levels in dimension </text:span><text:span text:style-name="T7">i</text:span><text:span text:style-name="T6">, this cube contains </text:span><text:span text:style-name="T6"><draw:frame draw:style-name="fr1" draw:name="Object3" text:anchor-type="as-char" svg:width="0.6917in" svg:height="0.2075in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6">cuboids.<text:line-break/><text:line-break/></text:span><text:span text:style-name="T3">2. (Han &amp; Kamber 3.5 a, b) Suppose that a data warehouse consists of the four dimensions, </text:span><text:span text:style-name="T4">date, spectator, location, </text:span><text:span text:style-name="T3">and </text:span><text:span text:style-name="T4">game</text:span><text:span text:style-name="T3">, and the two measures, </text:span><text:span text:style-name="T4">count </text:span><text:span text:style-name="T3">and </text:span><text:span text:style-name="T4">charge</text:span><text:span text:style-name="T3">, where </text:span><text:span text:style-name="T4">charge </text:span><text:span text:style-name="T3">is the fare that a spectator pays when watching a game on a given date. Spectators may be students, adults, or seniors, with each category having its own charge rate.</text:span></text:p>
      <text:p text:style-name="P4"/>
      <text:p text:style-name="P14">(a) Draw a star schema diagram for the data warehouse.</text:p>
      <text:p text:style-name="P5"/>
      <text:p text:style-name="P15"><draw:g text:anchor-type="paragraph" draw:z-index="1" draw:style-name="gr1"><draw:custom-shape draw:style-name="gr2" draw:text-style-name="P8" svg:width="1.0307in" svg:height="0.8524in" svg:x="1.628in" svg:y="1.2102in"><text:p text:style-name="P7"><text:span text:style-name="T2">date_id</text:span></text:p><text:p text:style-name="P7"><text:span text:style-name="T2">spectator_id</text:span></text:p><text:p text:style-name="P7"><text:span text:style-name="T2">location_id</text:span></text:p><text:p text:style-name="P7"><text:span text:style-name="T2">game_id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0" svg:width="0.8969in" svg:height="0.4122in" svg:x="1.6409in" svg:y="0.8547in"><draw:text-box><text:p text:style-name="P9"><text:span text:style-name="T2">attendance fact table</text:span></text:p></draw:text-box></draw:frame><draw:custom-shape draw:style-name="gr2" draw:text-style-name="P8" svg:width="1.0315in" svg:height="0.7331in" svg:x="3.0236in" svg:y="0.3917in"><text:p text:style-name="P7"><text:span text:style-name="T2">date_id</text:span></text:p><text:p text:style-name="P7"><text:span text:style-name="T2">day</text:span></text:p><text:p text:style-name="P7"><text:span text:style-name="T2">month</text:span></text:p><text:p text:style-name="P7"><text:span text:style-name="T2">ye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0" svg:width="1.2177in" svg:height="0.4122in" svg:x="2.9106in" svg:y="0.011in"><draw:text-box><text:p text:style-name="P9"><text:span text:style-name="T2">date dimension table</text:span></text:p></draw:text-box></draw:frame><draw:custom-shape draw:style-name="gr2" draw:text-style-name="P8" svg:width="1.0307in" svg:height="0.5024in" svg:x="3.0917in" svg:y="2.0102in"><text:p text:style-name="P7"><text:span text:style-name="T2">spectator_id</text:span></text:p><text:p text:style-name="P7"><text:span text:style-name="T2">charg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0" svg:width="1.2177in" svg:height="0.4122in" svg:x="2.9787in" svg:y="1.6307in"><draw:text-box><text:p text:style-name="P9"><text:span text:style-name="T2">spectator dimension table</text:span></text:p></draw:text-box></draw:frame><draw:custom-shape draw:style-name="gr2" draw:text-style-name="P8" svg:width="1.0307in" svg:height="1.0594in" svg:x="0.1142in" svg:y="0.3799in"><text:p text:style-name="P7"><text:span text:style-name="T2">location_id</text:span></text:p><text:p text:style-name="P7"><text:span text:style-name="T2">name</text:span></text:p><text:p text:style-name="P7"><text:span text:style-name="T2">street</text:span></text:p><text:p text:style-name="P7"><text:span text:style-name="T2">city</text:span></text:p><text:p text:style-name="P7"><text:span text:style-name="T2">state</text:span></text:p><text:p text:style-name="P7"><text:span text:style-name="T2">zi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0" svg:width="1.2177in" svg:height="0.4122in" svg:x="0.0008in" svg:y="0in"><draw:text-box><text:p text:style-name="P9"><text:span text:style-name="T2">location dimension table</text:span></text:p></draw:text-box></draw:frame><draw:custom-shape draw:style-name="gr2" draw:text-style-name="P8" svg:width="1.1157in" svg:height="0.8303in" svg:x="0.261in" svg:y="2.0102in"><text:p text:style-name="P7"><text:span text:style-name="T2">game_id</text:span></text:p><text:p text:style-name="P7"><text:span text:style-name="T2">sport</text:span></text:p><text:p text:style-name="P7"><text:span text:style-name="T2">home_team</text:span></text:p><text:p text:style-name="P7"><text:span text:style-name="T2">away_tea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0" svg:width="1.2177in" svg:height="0.4122in" svg:x="0.148in" svg:y="1.6307in"><draw:text-box><text:p text:style-name="P9"><text:span text:style-name="T2">game dimension table</text:span></text:p></draw:text-box></draw:frame><draw:line draw:style-name="gr4" draw:text-style-name="P11" svg:x1="1.1437in" svg:y1="0.5335in" svg:x2="1.6283in" svg:y2="1.7087in"><text:p/></draw:line><draw:line draw:style-name="gr4" draw:text-style-name="P11" svg:x1="1.6283in" svg:y1="1.8689in" svg:x2="1.3701in" svg:y2="2.1472in"><text:p/></draw:line><draw:line draw:style-name="gr4" draw:text-style-name="P11" svg:x1="2.6591in" svg:y1="1.3996in" svg:x2="3.0256in" svg:y2="0.5744in"><text:p/></draw:line><draw:line draw:style-name="gr4" draw:text-style-name="P11" svg:x1="2.6591in" svg:y1="1.5484in" svg:x2="3.0929in" svg:y2="2.1776in"><text:p/></draw:line></draw:g></text:p>
      <text:p text:style-name="P14">(b) Starting with the base cuboid [<text:span text:style-name="T1">date, spectator, location, game</text:span>], what specific OLAP operations should one perform in order to list the total charge paid by student spectators at GM place in 2004?</text:p>
      <text:p text:style-name="P5"/>
      <text:p text:style-name="P5">Roll up date_dimension to year, slice at “year = 2004”, roll up location_dimension to location_id, slice at “location_id = GM place”, roll up game_dimension to 'all', and roll up spectator_dimension to spectator_id, slice at “spectator_id = student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-Italic" svg:font-family="Times-Italic" style:font-family-generic="roman"/>
    <style:font-face style:name="Times-Roman" svg:font-family="Times-Roman" style:font-family-generic="roman"/>
    <style:font-face style:name="T3Font_5" svg:font-family="T3Font_5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jeremyc</meta:initial-creator>
    <meta:creation-date>2007-04-09T19:34:07</meta:creation-date>
    <dc:creator>jeremyc</dc:creator>
    <dc:date>2007-04-10T20:57:38</dc:date>
    <dc:language>en-US</dc:language>
    <meta:editing-cycles>9</meta:editing-cycles>
    <meta:editing-duration>PT1H15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3" meta:page-count="2" meta:paragraph-count="13" meta:word-count="396" meta:character-count="242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under>
        <math:mo math:stretchy="false">∏</math:mo>
        <math:mi>i</math:mi>
      </math:munder>
      <math:mrow>
        <math:mo math:stretchy="false">(</math:mo>
        <math:mrow>
          <math:msub>
            <math:mi>L</math:mi>
            <math:mi>i</math:mi>
          </math:msub>
          <math:mo math:stretchy="false">+</math:mo>
          <math:mn>1</math:mn>
        </math:mrow>
        <math:mo math:stretchy="false">)</math:mo>
      </math:mrow>
    </math:mrow>
    <math:annotation math:encoding="StarMath 5.0">prod from{i} (L_i + 1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L</math:mi>
      <math:mi>i</math:mi>
    </math:msub>
    <math:annotation math:encoding="StarMath 5.0">L_i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p>
        <math:mn>6</math:mn>
        <math:mn>4</math:mn>
      </math:msup>
      <math:mo math:stretchy="false">=</math:mo>
      <math:mn>1296</math:mn>
    </math:mrow>
    <math:annotation math:encoding="StarMath 5.0">6^4 = 1296</math:annotation>
  </math:semantics>
</math:math>
</file>